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Historic" svg:font-family="'Segoe UI Historic', 'Segoe UI', Helvetica, 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bold" officeooo:rsid="0012a716" officeooo:paragraph-rsid="0012a716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2a716" officeooo:paragraph-rsid="001498d5" style:font-size-asian="17.5pt" style:font-weight-asian="bold" style:font-size-complex="20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498d5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a punktów odbioru różnych rodzajów odpadów<text:line-break/><text:line-break/><text:span text:style-name="T1">1. Zespół:<text:line-break/>- Maciej Łuczkowski,<text:line-break/>- Michał Nagiel,<text:line-break/>- Jakub Łuczkiewicz</text:span></text:p>
      <text:p text:style-name="P1"><text:span text:style-name="T1"/></text:p>
      <text:p text:style-name="P1"><text:span text:style-name="T1"/></text:p>
      <text:p text:style-name="P1"><text:span text:style-name="T1">2. Opis projektu</text:span></text:p>
      <text:p text:style-name="P1"><text:span text:style-name="T1"><text:tab/>Celem projektu jest stworzenie mapy Gdańska z naniesionymi punktami odbioru różnych odpadów. </text:span><text:span text:style-name="T2">Mapa będzie statyczna, z gotowymi punktami naniesionymi na nią.</text:span></text:p>
      <text:p text:style-name="P2"><text:span text:style-name="T1"><text:tab/></text:span></text:p>
      <text:p text:style-name="P2"><text:span text:style-name="T1"><text:tab/>Każdy punkt będzie reprezentowany za pomocą markera. Markery będą się wizualnie różnić, w zależności od rodzaju odpadów przyjmowanych w danych punkcie. Każdy marker będzie można kliknąć, co otworzy panel z informacjami o adresie i rodzaju przyjmowanych odpadów.<text:line-break/><text:tab/></text:span></text:p>
      <text:p text:style-name="P2"><text:span text:style-name="T2"><text:tab/></text:span><text:span text:style-name="T1">Markery będzie można filtrować w zależności od typu odpadów oraz odległości od wybranego na mapie punktu. Będzie można również wyszukać konkretny adres na mapie i znaleźć trasę od tego adresu do najbliższego punktu odbioru odpadów.<text:line-break/></text:span></text:p>
      <text:p text:style-name="P2"><text:span text:style-name="T1"><text:line-break/>3. Wykorzystywane technologie:<text:line-break/>- OpenLayers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Historic" svg:font-family="'Segoe UI Historic', 'Segoe UI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21T09:30:15.323000000</meta:creation-date>
    <dc:date>2024-12-21T09:42:12.205000000</dc:date>
    <meta:editing-duration>PT1M6S</meta:editing-duration>
    <meta:editing-cycles>1</meta:editing-cycles>
    <meta:document-statistic meta:table-count="0" meta:image-count="0" meta:object-count="0" meta:page-count="1" meta:paragraph-count="7" meta:word-count="118" meta:character-count="830" meta:non-whitespace-character-count="709"/>
    <meta:generator>LibreOffice/7.3.5.2$Windows_X86_64 LibreOffice_project/184fe81b8c8c30d8b5082578aee2fed2ea847c01</meta:generator>
  </office:meta>
</office:document-meta>
</file>